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2000000C6C0650338.png"/>
  <manifest:file-entry manifest:media-type="image/png" manifest:full-path="Pictures/10000201000003D5000003D3E8E72B6C.png"/>
  <manifest:file-entry manifest:media-type="image/png" manifest:full-path="Pictures/1000000000000183000000B254D1063A.png"/>
  <manifest:file-entry manifest:media-type="image/png" manifest:full-path="Pictures/100002010000010000000100D7BCF6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4cm"/>
    </style:style>
    <style:style style:name="gr4" style:family="graphic" style:parent-style-name="standard">
      <style:graphic-properties svg:stroke-width="0.106cm" draw:marker-start="Small_20_Arrow" draw:marker-start-width="0.358cm" draw:marker-end="Small_20_Arrow" draw:marker-end-width="0.3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draw:marker-start="Small_20_Arrow" draw:marker-start-width="0.359cm" draw:marker-end="Small_20_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3.0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7cm" fo:min-width="2.504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5" draw:id="id5" draw:layer="layout" svg:width="4.4cm" svg:height="2.2cm" svg:x="1.8cm" svg:y="3.3cm">
          <text:p text:style-name="P1">Web browser</text:p>
        </draw:rect>
        <draw:rect draw:style-name="gr2" draw:text-style-name="P1" draw:layer="layout" svg:width="3.5cm" svg:height="2.3cm" svg:x="7.082cm" svg:y="6.9cm">
          <text:p/>
        </draw:rect>
        <draw:frame draw:style-name="gr3" draw:layer="layout" svg:width="0.1cm" svg:height="1.204cm" svg:x="9.2cm" svg:y="-0.3cm">
          <draw:text-box>
            <text:p/>
          </draw:text-box>
        </draw:frame>
        <draw:connector draw:style-name="gr4" draw:text-style-name="P1" draw:layer="layout" svg:x1="11.4cm" svg:y1="4.7cm" svg:x2="6.8cm" svg:y2="10.95cm" draw:start-shape="id1" draw:start-glue-point="2" draw:end-shape="id2" draw:end-glue-point="1" svg:d="M11400 4700v6250h-4600">
          <text:p/>
        </draw:connector>
        <draw:connector draw:style-name="gr5" draw:text-style-name="P1" draw:layer="layout" draw:line-skew="0.8cm" svg:x1="11.4cm" svg:y1="4.7cm" svg:x2="14.4cm" svg:y2="9.5cm" draw:start-shape="id1" draw:start-glue-point="2" draw:end-shape="id3" svg:d="M11400 4700v3200h3000v1600">
          <text:p/>
        </draw:connector>
        <draw:frame draw:style-name="gr6" draw:text-style-name="P1" xml:id="id7" draw:id="id7" draw:layer="layout" svg:width="0.647cm" svg:height="0.612cm" svg:x="7.298cm" svg:y="7.688cm">
          <draw:image xlink:href="Pictures/10000201000003D5000003D3E8E72B6C.png" xlink:type="simple" xlink:show="embed" xlink:actuate="onLoad">
            <text:p/>
          </draw:image>
        </draw:frame>
        <draw:frame draw:style-name="gr7" draw:text-style-name="P2" draw:layer="layout" svg:width="3.584cm" svg:height="0.74cm" svg:x="7.098cm" svg:y="6.9cm">
          <draw:text-box>
            <text:p><text:span text:style-name="T1">Signed transactions</text:span></text:p>
          </draw:text-box>
        </draw:frame>
        <draw:frame draw:style-name="gr6" draw:text-style-name="P1" xml:id="id6" draw:id="id6" draw:layer="layout" svg:width="1.5cm" svg:height="0.8cm" svg:x="3.7cm" svg:y="4cm">
          <draw:image xlink:href="Pictures/1000000000000182000000C6C0650338.png" xlink:type="simple" xlink:show="embed" xlink:actuate="onLoad">
            <text:p/>
          </draw:image>
        </draw:frame>
        <draw:rect draw:style-name="gr1" draw:text-style-name="P3" xml:id="id2" draw:id="id2" draw:layer="layout" svg:width="4.8cm" svg:height="3.1cm" svg:x="2cm" svg:y="9.4cm">
          <text:p text:style-name="P1"><text:span text:style-name="T2">Node</text:span></text:p>
        </draw:rect>
        <draw:rect draw:style-name="gr2" draw:text-style-name="P1" draw:layer="layout" svg:width="0.8cm" svg:height="0.6cm" svg:x="2.8cm" svg:y="11.68cm">
          <text:p/>
        </draw:rect>
        <draw:rect draw:style-name="gr2" draw:text-style-name="P1" draw:layer="layout" svg:width="0.8cm" svg:height="0.6cm" svg:x="3.6cm" svg:y="11.68cm">
          <text:p/>
        </draw:rect>
        <draw:rect draw:style-name="gr2" draw:text-style-name="P1" draw:layer="layout" svg:width="0.8cm" svg:height="0.6cm" svg:x="4.3cm" svg:y="11.68cm">
          <text:p/>
        </draw:rect>
        <draw:rect draw:style-name="gr2" draw:text-style-name="P1" xml:id="id9" draw:id="id9" draw:layer="layout" svg:width="0.8cm" svg:height="0.6cm" svg:x="5.1cm" svg:y="11.68cm">
          <text:p/>
        </draw:rect>
        <draw:frame draw:style-name="gr6" draw:text-style-name="P1" draw:layer="layout" svg:width="0.851cm" svg:height="0.7cm" svg:x="3.183cm" svg:y="11.6cm">
          <draw:image xlink:href="Pictures/100002010000010000000100D7BCF676.png" xlink:type="simple" xlink:show="embed" xlink:actuate="onLoad">
            <text:p/>
          </draw:image>
        </draw:frame>
        <draw:frame draw:style-name="gr8" draw:text-style-name="P2" draw:layer="layout" svg:width="3.063cm" svg:height="0.64cm" svg:x="2.637cm" svg:y="11.04cm">
          <draw:text-box>
            <text:p><text:span text:style-name="T1">Blockchain state</text:span></text:p>
          </draw:text-box>
        </draw:frame>
        <draw:frame draw:style-name="gr6" draw:text-style-name="P1" draw:layer="layout" svg:width="0.851cm" svg:height="0.7cm" svg:x="3.9cm" svg:y="11.6cm">
          <draw:image xlink:href="Pictures/100002010000010000000100D7BCF676.png" xlink:type="simple" xlink:show="embed" xlink:actuate="onLoad">
            <text:p/>
          </draw:image>
        </draw:frame>
        <draw:frame draw:style-name="gr6" draw:text-style-name="P1" draw:layer="layout" svg:width="0.851cm" svg:height="0.7cm" svg:x="4.7cm" svg:y="11.6cm">
          <draw:image xlink:href="Pictures/100002010000010000000100D7BCF676.png" xlink:type="simple" xlink:show="embed" xlink:actuate="onLoad">
            <text:p/>
          </draw:image>
        </draw:frame>
        <draw:frame draw:style-name="gr6" draw:text-style-name="P1" draw:layer="layout" svg:width="1.307cm" svg:height="0.7cm" svg:x="8.175cm" svg:y="7.6cm">
          <draw:image xlink:href="Pictures/1000000000000183000000B254D1063A.png" xlink:type="simple" xlink:show="embed" xlink:actuate="onLoad">
            <text:p/>
          </draw:image>
        </draw:frame>
        <draw:rect draw:style-name="gr9" draw:text-style-name="P3" xml:id="id4" draw:id="id4" draw:layer="layout" svg:width="2.8cm" svg:height="0.7cm" svg:x="2.8cm" svg:y="10.1cm">
          <text:p text:style-name="P1"><text:span text:style-name="T2">HTTP service</text:span></text:p>
        </draw:rect>
        <draw:connector draw:style-name="gr2" draw:text-style-name="P1" draw:layer="layout" svg:x1="2.8cm" svg:y1="10.45cm" svg:x2="4cm" svg:y2="5.5cm" draw:start-shape="id4" draw:start-glue-point="3" draw:end-shape="id5" draw:end-glue-point="2" svg:d="M2800 10450h-501v-2650h1701v-2300">
          <text:p/>
        </draw:connector>
        <draw:connector draw:style-name="gr2" draw:text-style-name="P1" draw:layer="layout" draw:line-skew="0.251cm" svg:x1="5.2cm" svg:y1="4.4cm" svg:x2="7.298cm" svg:y2="7.994cm" draw:start-shape="id6" draw:start-glue-point="1" draw:end-shape="id7" draw:end-glue-point="3" svg:d="M5200 4400h1300v3594h798">
          <text:p/>
        </draw:connector>
        <draw:rect draw:style-name="gr9" draw:text-style-name="P3" xml:id="id8" draw:id="id8" draw:layer="layout" svg:width="2cm" svg:height="0.5cm" svg:x="7.282cm" svg:y="8.478cm">
          <text:p text:style-name="P4"><text:span text:style-name="T2">data</text:span></text:p>
        </draw:rect>
        <draw:frame draw:style-name="gr10" draw:text-style-name="P2" draw:layer="layout" svg:width="3.741cm" svg:height="1.418cm" svg:x="6.959cm" svg:y="5.2cm">
          <draw:text-box>
            <text:p text:style-name="P2"><text:span text:style-name="T1">Data is propagated </text:span></text:p>
            <text:p text:style-name="P2"><text:span text:style-name="T1">on the network using</text:span></text:p>
            <text:p text:style-name="P2"><text:span text:style-name="T1">signed transactions</text:span></text:p>
          </draw:text-box>
        </draw:frame>
        <draw:connector draw:style-name="gr2" draw:text-style-name="P1" draw:layer="layout" svg:x1="8.282cm" svg:y1="8.978cm" svg:x2="5.9cm" svg:y2="11.98cm" draw:start-shape="id8" draw:start-glue-point="2" draw:end-shape="id9" draw:end-glue-point="1" svg:d="M8282 8978v3002h-2382">
          <text:p/>
        </draw:connector>
        <draw:rect draw:style-name="gr1" draw:text-style-name="P3" xml:id="id3" draw:id="id3" draw:layer="layout" svg:width="4.8cm" svg:height="2.9cm" svg:x="12cm" svg:y="9.5cm">
          <text:p text:style-name="P1"><text:span text:style-name="T2">Node</text:span></text:p>
        </draw:rect>
        <draw:rect draw:style-name="gr2" draw:text-style-name="P1" draw:layer="layout" svg:width="0.8cm" svg:height="0.6cm" svg:x="12.763cm" svg:y="11.54cm">
          <text:p/>
        </draw:rect>
        <draw:rect draw:style-name="gr2" draw:text-style-name="P1" draw:layer="layout" svg:width="0.8cm" svg:height="0.6cm" svg:x="13.563cm" svg:y="11.54cm">
          <text:p/>
        </draw:rect>
        <draw:rect draw:style-name="gr2" draw:text-style-name="P1" draw:layer="layout" svg:width="0.8cm" svg:height="0.6cm" svg:x="14.263cm" svg:y="11.54cm">
          <text:p/>
        </draw:rect>
        <draw:rect draw:style-name="gr2" draw:text-style-name="P1" draw:layer="layout" svg:width="0.8cm" svg:height="0.6cm" svg:x="15.063cm" svg:y="11.54cm">
          <text:p/>
        </draw:rect>
        <draw:frame draw:style-name="gr6" draw:text-style-name="P1" draw:layer="layout" svg:width="0.851cm" svg:height="0.7cm" svg:x="13.146cm" svg:y="11.46cm">
          <draw:image xlink:href="Pictures/100002010000010000000100D7BCF676.png" xlink:type="simple" xlink:show="embed" xlink:actuate="onLoad">
            <text:p/>
          </draw:image>
        </draw:frame>
        <draw:frame draw:style-name="gr8" draw:text-style-name="P2" draw:layer="layout" svg:width="3.063cm" svg:height="0.64cm" svg:x="12.6cm" svg:y="10.9cm">
          <draw:text-box>
            <text:p><text:span text:style-name="T1">Blockchain state</text:span></text:p>
          </draw:text-box>
        </draw:frame>
        <draw:frame draw:style-name="gr6" draw:text-style-name="P1" draw:layer="layout" svg:width="0.851cm" svg:height="0.7cm" svg:x="13.863cm" svg:y="11.46cm">
          <draw:image xlink:href="Pictures/100002010000010000000100D7BCF676.png" xlink:type="simple" xlink:show="embed" xlink:actuate="onLoad">
            <text:p/>
          </draw:image>
        </draw:frame>
        <draw:frame draw:style-name="gr6" draw:text-style-name="P1" draw:layer="layout" svg:width="0.851cm" svg:height="0.7cm" svg:x="14.663cm" svg:y="11.46cm">
          <draw:image xlink:href="Pictures/100002010000010000000100D7BCF676.png" xlink:type="simple" xlink:show="embed" xlink:actuate="onLoad">
            <text:p/>
          </draw:image>
        </draw:frame>
        <draw:rect draw:style-name="gr9" draw:text-style-name="P3" draw:layer="layout" svg:width="2.8cm" svg:height="0.7cm" svg:x="12.8cm" svg:y="10.2cm">
          <text:p text:style-name="P1"><text:span text:style-name="T2">HTTP service</text:span></text:p>
        </draw:rect>
        <draw:rect draw:style-name="gr1" draw:text-style-name="P3" xml:id="id1" draw:id="id1" draw:layer="layout" svg:width="4.8cm" svg:height="3.1cm" svg:x="9cm" svg:y="1.6cm">
          <text:p text:style-name="P1"><text:span text:style-name="T2">Node</text:span></text:p>
        </draw:rect>
        <draw:rect draw:style-name="gr2" draw:text-style-name="P1" draw:layer="layout" svg:width="0.8cm" svg:height="0.6cm" svg:x="9.763cm" svg:y="3.74cm">
          <text:p/>
        </draw:rect>
        <draw:rect draw:style-name="gr2" draw:text-style-name="P1" draw:layer="layout" svg:width="0.8cm" svg:height="0.6cm" svg:x="10.563cm" svg:y="3.74cm">
          <text:p/>
        </draw:rect>
        <draw:rect draw:style-name="gr2" draw:text-style-name="P1" draw:layer="layout" svg:width="0.8cm" svg:height="0.6cm" svg:x="11.263cm" svg:y="3.74cm">
          <text:p/>
        </draw:rect>
        <draw:rect draw:style-name="gr2" draw:text-style-name="P1" draw:layer="layout" svg:width="0.8cm" svg:height="0.6cm" svg:x="12.063cm" svg:y="3.74cm">
          <text:p/>
        </draw:rect>
        <draw:frame draw:style-name="gr6" draw:text-style-name="P1" draw:layer="layout" svg:width="0.851cm" svg:height="0.7cm" svg:x="10.146cm" svg:y="3.66cm">
          <draw:image xlink:href="Pictures/100002010000010000000100D7BCF676.png" xlink:type="simple" xlink:show="embed" xlink:actuate="onLoad">
            <text:p/>
          </draw:image>
        </draw:frame>
        <draw:frame draw:style-name="gr8" draw:text-style-name="P2" draw:layer="layout" svg:width="3.063cm" svg:height="0.64cm" svg:x="9.6cm" svg:y="3.1cm">
          <draw:text-box>
            <text:p><text:span text:style-name="T1">Blockchain state</text:span></text:p>
          </draw:text-box>
        </draw:frame>
        <draw:frame draw:style-name="gr6" draw:text-style-name="P1" draw:layer="layout" svg:width="0.851cm" svg:height="0.7cm" svg:x="10.863cm" svg:y="3.66cm">
          <draw:image xlink:href="Pictures/100002010000010000000100D7BCF676.png" xlink:type="simple" xlink:show="embed" xlink:actuate="onLoad">
            <text:p/>
          </draw:image>
        </draw:frame>
        <draw:frame draw:style-name="gr6" draw:text-style-name="P1" draw:layer="layout" svg:width="0.851cm" svg:height="0.7cm" svg:x="11.663cm" svg:y="3.66cm">
          <draw:image xlink:href="Pictures/100002010000010000000100D7BCF676.png" xlink:type="simple" xlink:show="embed" xlink:actuate="onLoad">
            <text:p/>
          </draw:image>
        </draw:frame>
        <draw:rect draw:style-name="gr9" draw:text-style-name="P3" draw:layer="layout" svg:width="2.8cm" svg:height="0.7cm" svg:x="9.9cm" svg:y="2.4cm">
          <text:p text:style-name="P1"><text:span text:style-name="T2">HTTP servi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1T15:00:08.24</meta:creation-date>
    <dc:date>2020-01-10T14:15:33.65</dc:date>
    <meta:editing-duration>PT3H37M54S</meta:editing-duration>
    <meta:editing-cycles>6</meta:editing-cycles>
    <meta:generator>OpenOffice/4.1.7$Win32 OpenOffice.org_project/417m1$Build-9800</meta:generator>
    <meta:document-statistic meta:object-count="44"/>
  </office:meta>
</office:document-meta>
</file>